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download and install maven</text:p>
      <text:p text:style-name="Standard"><text:s text:c="21"/><text:a xlink:type="simple" xlink:href="https://linuxize.com/post/how-to-install-apache-maven-on-ubuntu-18-04/" text:style-name="Internet_20_link" text:visited-style-name="Visited_20_Internet_20_Link">https://linuxize.com/post/how-to-install-apache-maven-on-ubuntu-18-04/</text:a></text:p>
      <text:p text:style-name="Standard">502 <text:s/>pwd</text:p>
      <text:p text:style-name="Standard"><text:s text:c="2"/>503 <text:s/>mv -version</text:p>
      <text:p text:style-name="Standard"><text:s text:c="2"/>504 <text:s/>mvn -v</text:p>
      <text:p text:style-name="Standard"><text:s text:c="2"/>505 <text:s/>cd home</text:p>
      <text:p text:style-name="Standard"><text:s text:c="2"/>506 <text:s/>pwd</text:p>
      <text:p text:style-name="Standard"><text:s text:c="2"/>507 <text:s/>cd rajdhar</text:p>
      <text:p text:style-name="Standard"><text:s text:c="2"/>508 <text:s/>pwd</text:p>
      <text:p text:style-name="Standard"><text:s text:c="2"/>509 <text:s/>cd Downloads/</text:p>
      <text:p text:style-name="Standard"><text:s text:c="2"/>510 <text:s/>cd apache-maven-3.8.6/</text:p>
      <text:p text:style-name="Standard"><text:s text:c="2"/>511 <text:s/>install</text:p>
      <text:p text:style-name="Standard"><text:s text:c="2"/>512 <text:s/>cd ..</text:p>
      <text:p text:style-name="Standard"><text:s text:c="2"/>513 <text:s/>clear</text:p>
      <text:p text:style-name="Standard"><text:s text:c="2"/>514 <text:s/>java -version</text:p>
      <text:p text:style-name="Standard"><text:s text:c="2"/>515 <text:s/>javac -version</text:p>
      <text:p text:style-name="Standard"><text:s text:c="2"/>516 <text:s/>nano ~/.bashrc</text:p>
      <text:p text:style-name="Standard"><text:s text:c="2"/>517 <text:s/>java -version</text:p>
      <text:p text:style-name="Standard"><text:s text:c="2"/>518 <text:s/>javac -version</text:p>
      <text:p text:style-name="Standard"><text:s text:c="2"/>519 <text:s/>nano ~/.bashrc/</text:p>
      <text:p text:style-name="Standard"><text:s text:c="2"/>520 <text:s/>sodu mv apache-maven-3.8.6 /opt/</text:p>
      <text:p text:style-name="Standard"><text:s text:c="2"/>521 <text:s/>sudo mv apache-maven-3.8.6 /opt/</text:p>
      <text:p text:style-name="Standard"><text:s text:c="2"/>522 <text:s/>sudo chown -R $USER:$USER /opt/apache-maven-3.8.6/</text:p>
      <text:p text:style-name="Standard"><text:s text:c="2"/>523 <text:s/>nano ~/.bashrc/</text:p>
      <text:p text:style-name="Standard"><text:s text:c="2"/>524 <text:s/>nano ~/.bashrc</text:p>
      <text:p text:style-name="Standard"><text:s text:c="2"/>525 <text:s/>. ~/.bashrc</text:p>
      <text:p text:style-name="Standard"><text:s text:c="2"/>526 <text:s/>echo $MAVAN_HOME</text:p>
      <text:p text:style-name="Standard"><text:s text:c="2"/>527 <text:s/>mvn -v</text:p>
      <text:p text:style-name="Standard"><text:s text:c="2"/>528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0:07:06.798547451</meta:creation-date>
    <dc:date>2022-11-23T12:55:23.230752768</dc:date>
    <meta:editing-duration>PT1H17M56S</meta:editing-duration>
    <meta:editing-cycles>1</meta:editing-cycles>
    <meta:document-statistic meta:table-count="0" meta:image-count="0" meta:object-count="0" meta:page-count="1" meta:paragraph-count="29" meta:word-count="87" meta:character-count="665" meta:non-whitespace-character-count="507"/>
    <meta:generator>LibreOffice/6.4.7.2$Linux_X86_64 LibreOffice_project/40$Build-2</meta:generator>
  </office:meta>
</office:document-meta>
</file>